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69a" officeooo:paragraph-rsid="0012069a"/>
    </style:style>
    <style:style style:name="P2" style:family="paragraph" style:parent-style-name="Standard">
      <style:text-properties officeooo:rsid="00160337" officeooo:paragraph-rsid="00160337"/>
    </style:style>
    <style:style style:name="P3" style:family="paragraph" style:parent-style-name="Standard">
      <style:text-properties officeooo:rsid="001908f3" officeooo:paragraph-rsid="001908f3"/>
    </style:style>
    <style:style style:name="P4" style:family="paragraph" style:parent-style-name="Standard">
      <style:text-properties officeooo:rsid="001a4f9d" officeooo:paragraph-rsid="001a4f9d"/>
    </style:style>
    <style:style style:name="P5" style:family="paragraph" style:parent-style-name="Standard">
      <style:text-properties officeooo:rsid="001b3938" officeooo:paragraph-rsid="001b3938"/>
    </style:style>
    <style:style style:name="P6" style:family="paragraph" style:parent-style-name="Standard">
      <style:text-properties officeooo:rsid="001ffea6" officeooo:paragraph-rsid="001ffea6"/>
    </style:style>
    <style:style style:name="P7" style:family="paragraph" style:parent-style-name="Standard">
      <style:text-properties officeooo:rsid="001ffea6" officeooo:paragraph-rsid="00232c4c"/>
    </style:style>
    <style:style style:name="P8" style:family="paragraph" style:parent-style-name="Standard">
      <style:text-properties officeooo:rsid="00218c9d" officeooo:paragraph-rsid="00218c9d"/>
    </style:style>
    <style:style style:name="P9" style:family="paragraph" style:parent-style-name="Standard">
      <style:text-properties officeooo:rsid="00238aa6" officeooo:paragraph-rsid="00238aa6"/>
    </style:style>
    <style:style style:name="P10" style:family="paragraph" style:parent-style-name="Standard">
      <style:text-properties officeooo:paragraph-rsid="00238aa6"/>
    </style:style>
    <style:style style:name="P11" style:family="paragraph" style:parent-style-name="Standard">
      <style:text-properties officeooo:rsid="002468fe" officeooo:paragraph-rsid="002468fe"/>
    </style:style>
    <style:style style:name="P12" style:family="paragraph" style:parent-style-name="Standard">
      <style:text-properties officeooo:rsid="002eb531" officeooo:paragraph-rsid="002eb531"/>
    </style:style>
    <style:style style:name="P13" style:family="paragraph" style:parent-style-name="Preformatted_20_Text">
      <style:text-properties officeooo:rsid="002468fe" officeooo:paragraph-rsid="002468fe"/>
    </style:style>
    <style:style style:name="P14" style:family="paragraph" style:parent-style-name="Preformatted_20_Text">
      <style:text-properties officeooo:paragraph-rsid="002468fe"/>
    </style:style>
    <style:style style:name="P15" style:family="paragraph" style:parent-style-name="Preformatted_20_Text">
      <style:text-properties officeooo:paragraph-rsid="00265518"/>
    </style:style>
    <style:style style:name="P16" style:family="paragraph" style:parent-style-name="Preformatted_20_Text">
      <style:text-properties officeooo:paragraph-rsid="0027f9ce"/>
    </style:style>
    <style:style style:name="P17" style:family="paragraph" style:parent-style-name="Preformatted_20_Text">
      <style:text-properties officeooo:paragraph-rsid="0029ef9f"/>
    </style:style>
    <style:style style:name="P18" style:family="paragraph" style:parent-style-name="Preformatted_20_Text">
      <style:text-properties officeooo:rsid="00329bf5" officeooo:paragraph-rsid="00329bf5"/>
    </style:style>
    <style:style style:name="P19" style:family="paragraph" style:parent-style-name="Preformatted_20_Text">
      <style:text-properties officeooo:rsid="00398678" officeooo:paragraph-rsid="00398678"/>
    </style:style>
    <style:style style:name="P20" style:family="paragraph" style:parent-style-name="Preformatted_20_Text">
      <style:text-properties officeooo:paragraph-rsid="00398678"/>
    </style:style>
    <style:style style:name="P21" style:family="paragraph" style:parent-style-name="Preformatted_20_Text">
      <style:text-properties fo:font-weight="bold"/>
    </style:style>
    <style:style style:name="P22" style:family="paragraph" style:parent-style-name="Preformatted_20_Text">
      <style:paragraph-properties fo:margin-top="0in" fo:margin-bottom="0.1965in" loext:contextual-spacing="false"/>
    </style:style>
    <style:style style:name="P23" style:family="paragraph" style:parent-style-name="Preformatted_20_Text">
      <style:paragraph-properties fo:margin-top="0in" fo:margin-bottom="0.1965in" loext:contextual-spacing="false"/>
      <style:text-properties officeooo:paragraph-rsid="00398678"/>
    </style:style>
    <style:style style:name="P24" style:family="paragraph" style:parent-style-name="Preformatted_20_Text">
      <style:paragraph-properties fo:margin-top="0in" fo:margin-bottom="0.1965in" loext:contextual-spacing="false"/>
      <style:text-properties officeooo:rsid="003b0aa2" officeooo:paragraph-rsid="003b0aa2"/>
    </style:style>
    <style:style style:name="P25" style:family="paragraph" style:parent-style-name="Standard">
      <style:text-properties officeooo:rsid="0012069a" officeooo:paragraph-rsid="0012069a"/>
    </style:style>
    <style:style style:name="P26" style:family="paragraph" style:parent-style-name="Standard">
      <style:text-properties officeooo:rsid="003e862b" officeooo:paragraph-rsid="003e862b"/>
    </style:style>
    <style:style style:name="P27" style:family="paragraph" style:parent-style-name="Standard">
      <style:paragraph-properties fo:text-align="start" style:justify-single-word="false"/>
      <style:text-properties fo:font-size="13pt" fo:font-weight="bold" officeooo:rsid="003e862b" officeooo:paragraph-rsid="003e862b" style:font-size-asian="13pt" style:font-weight-asian="bold" style:font-size-complex="13pt" style:font-weight-complex="bold"/>
    </style:style>
    <style:style style:name="P28" style:family="paragraph" style:parent-style-name="Standard">
      <style:text-properties fo:font-weight="bold" officeooo:rsid="003e862b" officeooo:paragraph-rsid="003e862b" style:font-weight-asian="bold" style:font-weight-complex="bold"/>
    </style:style>
    <style:style style:name="P29" style:family="paragraph" style:parent-style-name="Standard">
      <style:text-properties fo:font-weight="bold" officeooo:rsid="00160337" officeooo:paragraph-rsid="00160337" style:font-weight-asian="bold" style:font-weight-complex="bold"/>
    </style:style>
    <style:style style:name="P30" style:family="paragraph" style:parent-style-name="Standard">
      <style:text-properties fo:font-weight="bold" officeooo:rsid="0012069a" officeooo:paragraph-rsid="0012069a" style:font-weight-asian="bold" style:font-weight-complex="bold"/>
    </style:style>
    <style:style style:name="P31" style:family="paragraph" style:parent-style-name="Standard">
      <style:text-properties fo:font-weight="bold" officeooo:rsid="003ebefe" officeooo:paragraph-rsid="003ebefe" style:font-weight-asian="bold" style:font-weight-complex="bold"/>
    </style:style>
    <style:style style:name="P32" style:family="paragraph" style:parent-style-name="Standard">
      <style:text-properties officeooo:rsid="00160337" officeooo:paragraph-rsid="00160337"/>
    </style:style>
    <style:style style:name="P33" style:family="paragraph" style:parent-style-name="Standard">
      <style:text-properties officeooo:rsid="003ebefe" officeooo:paragraph-rsid="003ebefe"/>
    </style:style>
    <style:style style:name="P34" style:family="paragraph" style:parent-style-name="Standard">
      <style:text-properties officeooo:rsid="00405b85" officeooo:paragraph-rsid="00405b85"/>
    </style:style>
    <style:style style:name="P35" style:family="paragraph" style:parent-style-name="Standard">
      <style:text-properties officeooo:rsid="0041dd2b" officeooo:paragraph-rsid="0041dd2b"/>
    </style:style>
    <style:style style:name="P36" style:family="paragraph" style:parent-style-name="Standard">
      <style:text-properties officeooo:rsid="0041dd2b" officeooo:paragraph-rsid="004422d3"/>
    </style:style>
    <style:style style:name="P37" style:family="paragraph" style:parent-style-name="Standard">
      <style:text-properties officeooo:rsid="004422d3" officeooo:paragraph-rsid="004422d3"/>
    </style:style>
    <style:style style:name="P38" style:family="paragraph" style:parent-style-name="Standard">
      <style:text-properties officeooo:rsid="0045b748" officeooo:paragraph-rsid="0045b748"/>
    </style:style>
    <style:style style:name="T1" style:family="text">
      <style:text-properties officeooo:rsid="0016d1c5"/>
    </style:style>
    <style:style style:name="T2" style:family="text">
      <style:text-properties officeooo:rsid="00180b06"/>
    </style:style>
    <style:style style:name="T3" style:family="text">
      <style:text-properties officeooo:rsid="001a4f9d"/>
    </style:style>
    <style:style style:name="T4" style:family="text">
      <style:text-properties officeooo:rsid="001d3041"/>
    </style:style>
    <style:style style:name="T5" style:family="text">
      <style:text-properties officeooo:rsid="001ebba6"/>
    </style:style>
    <style:style style:name="T6" style:family="text">
      <style:text-properties officeooo:rsid="00218c9d"/>
    </style:style>
    <style:style style:name="T7" style:family="text">
      <style:text-properties officeooo:rsid="00238aa6"/>
    </style:style>
    <style:style style:name="T8" style:family="text">
      <style:text-properties officeooo:rsid="002468fe"/>
    </style:style>
    <style:style style:name="T9" style:family="text">
      <style:text-properties officeooo:rsid="00265518"/>
    </style:style>
    <style:style style:name="T10" style:family="text">
      <style:text-properties officeooo:rsid="0027f9ce"/>
    </style:style>
    <style:style style:name="T11" style:family="text">
      <style:text-properties officeooo:rsid="0029ef9f"/>
    </style:style>
    <style:style style:name="T12" style:family="text">
      <style:text-properties officeooo:rsid="002e5eeb"/>
    </style:style>
    <style:style style:name="T13" style:family="text">
      <style:text-properties officeooo:rsid="00398678"/>
    </style:style>
    <style:style style:name="T14" style:family="text">
      <style:text-properties fo:font-weight="bold"/>
    </style:style>
    <style:style style:name="T15" style:family="text">
      <style:text-properties officeooo:rsid="003b0aa2"/>
    </style:style>
    <style:style style:name="T16" style:family="text">
      <style:text-properties officeooo:rsid="003e862b"/>
    </style:style>
    <style:style style:name="T17" style:family="text">
      <style:text-properties officeooo:rsid="003ebefe"/>
    </style:style>
    <style:style style:name="T18" style:family="text">
      <style:text-properties officeooo:rsid="0041dd2b"/>
    </style:style>
    <style:style style:name="T19" style:family="text">
      <style:text-properties officeooo:rsid="004437e3"/>
    </style:style>
    <style:style style:name="T20" style:family="text">
      <style:text-properties officeooo:rsid="004554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问题描述:</text:p>
      <text:p text:style-name="P26">https://groups.google.com/forum/#!msg/android-x86-devel/3dKvsxbKf-s/PRhERFI6AAAJ</text:p>
      <text:p text:style-name="P1"/>
      <text:p text:style-name="P28">display中KMS中的基本过程操作:</text:p>
      <text:p text:style-name="P2">1.确定connector:</text:p>
      <text:p text:style-name="P2">这个是和具体的外接口绑定的，每个connector都有自己的type，表示自己只支持那种类型的接口(DP,eDP,HDMI)；可能由两个HDMI类型的connector，但是我们可以从外设上看，基本只有一个HDMI接口，所以虽然理论上支持两个HDMI显示，但是实际上最多只有一个connector；而且connector编号和物理口应该是一一对应，并不会动态改变；(可以刷机来看，如果内核版本同一个而且编号和物理口一一对应，如果内核版本不同而且物理口一致？？我重新刷了一个iso<text:span text:style-name="T4">，里面的connector和crtc基本一致，那么代表着这两个是和物理结构相关的，只要内核扫描设备的方式不变，同一台机器上这两个编号应该一致</text:span>)</text:p>
      <text:p text:style-name="P2">状态:disconnected和connected</text:p>
      <text:p text:style-name="P2">mode<text:span text:style-name="T1">s</text:span>:理论上支持的显示分辨率<text:span text:style-name="T1">，时钟，刷新频率等组合；</text:span></text:p>
      <text:p text:style-name="P2"/>
      <text:p text:style-name="P2"><text:span text:style-name="T17">2.</text:span>首先会确定哪个connector<text:span text:style-name="T1">，然后会根据connector的type寻找可以配合的encoder，然后通过确定的encoder寻找可以搭配的crtc(最优，最先)；</text:span></text:p>
      <text:p text:style-name="P2"><text:span text:style-name="T17">3.</text:span>然后选择一个合适的mode:确定高<text:span text:style-name="T1">，宽等参数，设定connector；</text:span></text:p>
      <text:p text:style-name="P2">有了高宽参数<text:span text:style-name="T1">，可以选择合适的bpp参数，有了这三个参数基本就可以确定一帧画面的大小；</text:span></text:p>
      <text:p text:style-name="P2"><text:span text:style-name="T17">4.</text:span>向显卡申请内存<text:span text:style-name="T1">，显卡可能会给出GEM的一个handle；</text:span></text:p>
      <text:p text:style-name="P2">mmap显卡内存到用户进程</text:p>
      <text:p text:style-name="P2"><text:span text:style-name="T17">5.</text:span>创建一个fb设备<text:span text:style-name="T2">，</text:span>将fb内存绑定到crtc上</text:p>
      <text:p text:style-name="P2"><text:span text:style-name="T17">6.</text:span>填充内存进程</text:p>
      <text:p text:style-name="P2"><text:span text:style-name="T17">7.</text:span>将内存刷出到显卡</text:p>
      <text:p text:style-name="P34">目前hotplug的HDMI屏只支持clone模式，所以在第６步做的是将primary屏的数据复制到hdmi的ｂｕｆｆｅｒ中</text:p>
      <text:p text:style-name="P2"/>
      <text:p text:style-name="P2"/>
      <text:p text:style-name="P29">目前看到的<text:span text:style-name="T16">hotplug中已经做的:</text:span></text:p>
      <text:p text:style-name="P3">1.监听到显示设备插入事件</text:p>
      <text:p text:style-name="P3">2.检查到哪个connector的状态改变了</text:p>
      <text:p text:style-name="P3">3.根据connector，匹配encoder，crtc</text:p>
      <text:p text:style-name="P3">4.寻找合适的mode<text:span text:style-name="T3">(宽，高，bpp，色彩模式等约束)</text:span></text:p>
      <text:p text:style-name="P4">5.根据宽，高，bpp，dpi，物理宽高</text:p>
      <text:p text:style-name="P4">6.分配GEM对象</text:p>
      <text:p text:style-name="P4">7.创建一个fb设备</text:p>
      <text:p text:style-name="P5">8.将fb和crtc绑定</text:p>
      <text:p text:style-name="P2"/>
      <text:p text:style-name="P31">其他信息:</text:p>
      <text:p text:style-name="P33">我将给<text:span text:style-name="T18">primary的buffer handle直接给了hdmi，hdmi屏可以显示；说明整个设置没有问题；从而确定了整个过程中是数据流有问题；</text:span></text:p>
      <text:p text:style-name="P35">中间我一直想比对两个数据有什么不同，但是没有拿到buffer的虚拟地址，所以总是无法操作；</text:p>
      <text:p text:style-name="P36">原因:在操作之前应该先使用ｇｒａｌｌｏｃ_lock方法获取ｃｐｕ可以访问的虚拟地址;</text:p>
      <text:p text:style-name="P36">参考:</text:p>
      <text:p text:style-name="P37"><text:a xlink:type="simple" xlink:href="https://01.org/linuxgraphics/gfx-docs/drm/gpu/index.html" text:style-name="Internet_20_link" text:visited-style-name="Visited_20_Internet_20_Link">https://01.org/linuxgraphics/gfx-docs/drm/gpu/index.html</text:a></text:p>
      <text:p text:style-name="P38"><text:a xlink:type="simple" xlink:href="https://en.wikipedia.org/wiki/Direct_Rendering_Manager" text:style-name="Internet_20_link" text:visited-style-name="Visited_20_Internet_20_Link">https://en.wikipedia.org/wiki/Direct_Rendering_Manager</text:a></text:p>
      <text:p text:style-name="P38"/>
      <text:p text:style-name="P37"/>
      <text:p text:style-name="P37">后来和技德工程师吴圳沟通了一下，这个bug是由于skylake架构的cpu的libdrm和drm_gralloc中间操作不匹配造成的<text:span text:style-name="T19">，直接将他们的ｐａｔｃｈ拿过来就可以修复；</text:span></text:p>
      <text:p text:style-name="P37"/>
      <text:p text:style-name="P37">数据传送的过程需要理解一帧数据怎么在<text:span text:style-name="T19">buffer中存放，控制数据在哪些位置．</text:span></text:p>
      <text:p text:style-name="P1"><text:soft-page-break/></text:p>
      <text:p text:style-name="P1"/>
      <text:p text:style-name="P1"/>
      <text:p text:style-name="P30">其他的调查资料<text:span text:style-name="T20">(没有整理):</text:span></text:p>
      <text:p text:style-name="P1">目前在开机之后插入<text:span text:style-name="T19">H</text:span>DMI接口时<text:span text:style-name="T5">，log中不会显示插入事件的，但是字符模式下可以显示；而且上一次动态插入时分配的内存应该没有被释放(看内核)</text:span></text:p>
      <text:p text:style-name="P1"/>
      <text:p text:style-name="P6">frameworks/native/services/surfaceflinger/DisplayDevice.cpp</text:p>
      <text:p text:style-name="P6">ConsoleManagerThread</text:p>
      <text:p text:style-name="P12">直接操作gralloc</text:p>
      <text:p text:style-name="P6"/>
      <text:p text:style-name="P6"/>
      <text:p text:style-name="P7">通过dumpsys display<text:span text:style-name="T6">，理论上会dump所有注册过的display设备，但是只显示"Built-in Screen"，底层设备没有上报</text:span></text:p>
      <text:p text:style-name="P8">frameworks/base/services/core/java/com/android/server/display/DisplayManagerService.java#699</text:p>
      <text:p text:style-name="P8"/>
      <text:p text:style-name="P10"><text:span text:style-name="T7">DisplayManagerService→LocalDisplayAdapter-&gt;DisplayEventReceiver-&gt;</text:span><text:span text:style-name="Teletype"><text:span text:style-name="T7">SurfaceFlinger.</text:span></text:span><text:a xlink:type="simple" xlink:href="http://localhost:8080/source/s?refs=DispSyncSource&amp;project=multiwindow" text:style-name="Internet_20_link" text:visited-style-name="Visited_20_Internet_20_Link"><text:span text:style-name="Teletype">DispSyncSource</text:span></text:a></text:p>
      <text:p text:style-name="P9"><text:span text:style-name="Teletype"/></text:p>
      <text:p text:style-name="P9"><text:span text:style-name="Teletype"/></text:p>
      <text:p text:style-name="P11">frameworks/native/services/surfaceflinger/SurfaceFlinger.cpp</text:p>
      <text:p text:style-name="P11"><text:s text:c="24"/>ALOGE_IF(state.surface!=NULL,</text:p>
      <text:p text:style-name="P11"><text:s text:c="32"/>"adding a supported display, but rendering "</text:p>
      <text:p text:style-name="P11"><text:s text:c="32"/>"surface is provided (%p), ignoring it",</text:p>
      <text:p text:style-name="P11"><text:s text:c="32"/>state.surface.get());</text:p>
      <text:p text:style-name="P11"><text:s text:c="24"/>hwcDisplayId = allocateHwcDisplayId(state.type);</text:p>
      <text:p text:style-name="P11"><text:s text:c="24"/>// for supported (by hwc) displays we provide our</text:p>
      <text:p text:style-name="P11"><text:s text:c="24"/>// own rendering surface</text:p>
      <text:p text:style-name="P11"><text:s text:c="24"/>dispSurface = new FramebufferSurface(*mHwc, state.type,</text:p>
      <text:p text:style-name="P11"><text:s text:c="32"/>bqConsumer);</text:p>
      <text:p text:style-name="P11"><text:s text:c="24"/>producer = bqProducer;</text:p>
      <text:p text:style-name="P11"/>
      <text:p text:style-name="P13"><text:a xlink:type="simple" xlink:href="http://localhost:8080/source/xref/multiwindow/frameworks/native/services/surfaceflinger/DisplayHardware/HWComposer.cpp#HWComposer" text:style-name="Internet_20_link" text:visited-style-name="Visited_20_Internet_20_Link">HWComposer</text:a>::<text:bookmark text:name="hotplug"/><text:a xlink:type="simple" xlink:href="http://localhost:8080/source/s?refs=hotplug&amp;project=multiwindow" text:style-name="Internet_20_link" text:visited-style-name="Visited_20_Internet_20_Link">hotplug</text:a></text:p>
      <text:p text:style-name="P16"><text:bookmark text:name="onHotplugReceived"/><text:span text:style-name="T8"><text:s text:c="2"/></text:span><text:a xlink:type="simple" xlink:href="http://localhost:8080/source/s?refs=onHotplugReceived&amp;project=multiwindow" text:style-name="Internet_20_link" text:visited-style-name="Visited_20_Internet_20_Link"><text:span text:style-name="T8">onHotplugReceived</text:span></text:a><text:span text:style-name="T8">--&gt;</text:span><text:a xlink:type="simple" xlink:href="http://localhost:8080/source/xref/multiwindow/frameworks/native/services/surfaceflinger/SurfaceFlinger.cpp#SurfaceFlinger" text:style-name="Internet_20_link" text:visited-style-name="Visited_20_Internet_20_Link">SurfaceFlinger</text:a>::<text:bookmark text:name="onHotplugReceived1"/><text:a xlink:type="simple" xlink:href="http://localhost:8080/source/s?refs=onHotplugReceived&amp;project=multiwindow" text:style-name="Internet_20_link" text:visited-style-name="Visited_20_Internet_20_Link">onHotplugReceived</text:a>--<text:span text:style-name="T9">&gt;</text:span><text:a xlink:type="simple" xlink:href="http://localhost:8080/source/s?refs=setTransactionFlags&amp;project=multiwindow" text:style-name="Internet_20_link" text:visited-style-name="Visited_20_Internet_20_Link">setTransactionFlags</text:a></text:p>
      <text:p text:style-name="P16"><text:span text:style-name="T10">--&gt;(MessageQueue)--&gt;</text:span><text:a xlink:type="simple" xlink:href="http://localhost:8080/source/xref/multiwindow/frameworks/native/services/surfaceflinger/SurfaceFlinger.cpp#SurfaceFlinger" text:style-name="Internet_20_link" text:visited-style-name="Visited_20_Internet_20_Link">SurfaceFlinger</text:a>::<text:bookmark text:name="onTransact"/><text:a xlink:type="simple" xlink:href="http://localhost:8080/source/s?refs=onTransact&amp;project=multiwindow" text:style-name="Internet_20_link" text:visited-style-name="Visited_20_Internet_20_Link">onTransact</text:a>--<text:span text:style-name="T9">&gt;</text:span><text:a xlink:type="simple" xlink:href="http://localhost:8080/source/xref/multiwindow/frameworks/native/services/surfaceflinger/SurfaceFlinger.cpp#SurfaceFlinger" text:style-name="Internet_20_link" text:visited-style-name="Visited_20_Internet_20_Link">SurfaceFlinger</text:a>::<text:bookmark text:name="onMessageReceived"/><text:a xlink:type="simple" xlink:href="http://localhost:8080/source/s?refs=onMessageReceived&amp;project=multiwindow" text:style-name="Internet_20_link" text:visited-style-name="Visited_20_Internet_20_Link">onMessageReceived</text:a></text:p>
      <text:p text:style-name="P15">--<text:span text:style-name="T9">&gt;</text:span> <text:a xlink:type="simple" xlink:href="http://localhost:8080/source/xref/multiwindow/frameworks/native/services/surfaceflinger/SurfaceFlinger.cpp#handleMessageTransaction" text:style-name="Internet_20_link" text:visited-style-name="Visited_20_Internet_20_Link">handleMessageTransaction</text:a></text:p>
      <text:p text:style-name="P15">--<text:span text:style-name="T9">&gt;</text:span> <text:a xlink:type="simple" xlink:href="http://localhost:8080/source/xref/multiwindow/frameworks/native/services/surfaceflinger/SurfaceFlinger.cpp#handleTransaction" text:style-name="Internet_20_link" text:visited-style-name="Visited_20_Internet_20_Link">handleTransaction</text:a></text:p>
      <text:p text:style-name="P15">--<text:span text:style-name="T9">&gt;</text:span><text:a xlink:type="simple" xlink:href="http://localhost:8080/source/s?refs=handleTransactionLocked&amp;project=multiwindow" text:style-name="Internet_20_link" text:visited-style-name="Visited_20_Internet_20_Link">handleTransactionLocked</text:a></text:p>
      <text:p text:style-name="P17">--<text:span text:style-name="T9">&gt;</text:span><text:a xlink:type="simple" xlink:href="http://localhost:8080/source/s?defs=mEventThread&amp;project=multiwindow" text:style-name="Internet_20_link" text:visited-style-name="Visited_20_Internet_20_Link">mEventThread</text:a>-&gt;<text:a xlink:type="simple" xlink:href="http://localhost:8080/source/xref/multiwindow/frameworks/native/services/surfaceflinger/SurfaceFlinger.cpp#onHotplugReceived" text:style-name="Internet_20_link" text:visited-style-name="Visited_20_Internet_20_Link">onHotplugReceived</text:a>--<text:span text:style-name="T11">&gt;DisplayEventReceiver</text:span></text:p>
      <text:p text:style-name="P14"/>
      <text:p text:style-name="P14"/>
      <text:p text:style-name="P13"/>
      <text:p text:style-name="P14"><text:a xlink:type="simple" xlink:href="http://localhost:8080/source/s?refs=hwc_device_open&amp;project=multiwindow" text:style-name="Internet_20_link" text:visited-style-name="Visited_20_Internet_20_Link">hwc_device_open-→</text:a><text:a xlink:type="simple" xlink:href="http://localhost:8080/source/s?refs=hwc_device_open&amp;project=multiwindow" text:style-name="Internet_20_link" text:visited-style-name="Visited_20_Internet_20_Link"><text:span text:style-name="T12">&gt;</text:span></text:a><text:a xlink:type="simple" xlink:href="http://localhost:8080/source/s?refs=hwc_device_open&amp;project=multiwindow" text:style-name="Internet_20_link" text:visited-style-name="Visited_20_Internet_20_Link">hw_get_module(GRALLOC_HARDWARE_MODULE_ID,</text:a>.<text:span text:style-name="T12">)</text:span></text:p>
      <text:p text:style-name="P14"/>
      <text:p text:style-name="P14"/>
      <text:p text:style-name="P14"/>
      <text:p text:style-name="P14"/>
      <text:p text:style-name="P18">1.向drm申请一个GEM对象，返回一个handle</text:p>
      <text:p text:style-name="P18">2.请求根据GEM申请的对象映射到CPU能够访问的进程空间</text:p>
      <text:p text:style-name="P18">3.想进程空间写数据</text:p>
      <text:p text:style-name="P18">4.拿着GEM handle向driver注册，FB的实体是GEM handle，返回一个fb id</text:p>
      <text:p text:style-name="P18">《下面两步是在VBLANK期间检测到标志位开始做的》</text:p>
      <text:p text:style-name="P18">5.根据fb id，crtc id，connector id绑定</text:p>
      <text:p text:style-name="P18">6.告诉fb dirty，fb会请求driver刷到显示器</text:p>
      <text:p text:style-name="P18"/>
      <text:p text:style-name="P18"><text:soft-page-break/>应用怎么使用这个fb？</text:p>
      <text:p text:style-name="P18">使用这个fb设置crtc，connector，fb的配合</text:p>
      <text:p text:style-name="P18">下面只需要</text:p>
      <text:p text:style-name="P18"/>
      <text:p text:style-name="P20"><text:span text:style-name="T13">SurfaceFlinger→createClientLayer-&gt;</text:span><text:a xlink:type="simple" xlink:href="http://localhost:8080/source/s?refs=createNormalLayer&amp;project=multi-l" text:style-name="Internet_20_link" text:visited-style-name="Visited_20_Internet_20_Link">createNormalLayer</text:a><text:span text:style-name="T13">|</text:span><text:bookmark text:name="createDimLayer"/><text:a xlink:type="simple" xlink:href="http://localhost:8080/source/s?refs=createDimLayer&amp;project=multi-l" text:style-name="Internet_20_link" text:visited-style-name="Visited_20_Internet_20_Link">createDimLayer</text:a></text:p>
      <text:p text:style-name="P19">1.create Layer</text:p>
      <text:p text:style-name="P19">onFirstRef</text:p>
      <text:p text:style-name="P19"><text:span text:style-name="T14">void</text:span> <text:a xlink:type="simple" xlink:href="http://localhost:8080/source/xref/multi-l/frameworks/native/services/surfaceflinger/Layer.cpp#Layer" text:style-name="Internet_20_link" text:visited-style-name="Visited_20_Internet_20_Link">Layer</text:a>::<text:bookmark text:name="onFirstRef"/><text:a xlink:type="simple" xlink:href="http://localhost:8080/source/s?refs=onFirstRef&amp;project=multi-l" text:style-name="Internet_20_link" text:visited-style-name="Visited_20_Internet_20_Link">onFirstRef</text:a>() {</text:p>
      <text:p text:style-name="Preformatted_20_Text"><text:s text:c="4"/>// Creates a custom BufferQueue for SurfaceFlingerConsumer to use</text:p>
      <text:p text:style-name="Preformatted_20_Text"><text:s text:c="4"/><text:a xlink:type="simple" xlink:href="http://localhost:8080/source/s?defs=sp&amp;project=multi-l" text:style-name="Internet_20_link" text:visited-style-name="Visited_20_Internet_20_Link">sp</text:a>&lt;<text:a xlink:type="simple" xlink:href="http://localhost:8080/source/s?path=IGraphicBufferProducer" text:style-name="Internet_20_link" text:visited-style-name="Visited_20_Internet_20_Link">IGraphicBufferProducer</text:a>&gt; <text:bookmark text:name="producer"/><text:a xlink:type="simple" xlink:href="http://localhost:8080/source/s?refs=producer&amp;project=multi-l" text:style-name="Internet_20_link" text:visited-style-name="Visited_20_Internet_20_Link">producer</text:a>;</text:p>
      <text:p text:style-name="Preformatted_20_Text"><text:s text:c="4"/><text:a xlink:type="simple" xlink:href="http://localhost:8080/source/s?defs=sp&amp;project=multi-l" text:style-name="Internet_20_link" text:visited-style-name="Visited_20_Internet_20_Link">sp</text:a>&lt;<text:a xlink:type="simple" xlink:href="http://localhost:8080/source/s?path=IGraphicBufferConsumer" text:style-name="Internet_20_link" text:visited-style-name="Visited_20_Internet_20_Link">IGraphicBufferConsumer</text:a>&gt; <text:bookmark text:name="consumer"/><text:a xlink:type="simple" xlink:href="http://localhost:8080/source/s?refs=consumer&amp;project=multi-l" text:style-name="Internet_20_link" text:visited-style-name="Visited_20_Internet_20_Link">consumer</text:a>;</text:p>
      <text:p text:style-name="Preformatted_20_Text"><text:s text:c="4"/><text:a xlink:type="simple" xlink:href="http://localhost:8080/source/s?defs=BufferQueue&amp;project=multi-l" text:style-name="Internet_20_link" text:visited-style-name="Visited_20_Internet_20_Link">BufferQueue</text:a>::<text:a xlink:type="simple" xlink:href="http://localhost:8080/source/s?defs=createBufferQueue&amp;project=multi-l" text:style-name="Internet_20_link" text:visited-style-name="Visited_20_Internet_20_Link">createBufferQueue</text:a>(&amp;<text:a xlink:type="simple" xlink:href="http://localhost:8080/source/xref/multi-l/frameworks/native/services/surfaceflinger/Layer.cpp#producer" text:style-name="Internet_20_link" text:visited-style-name="Visited_20_Internet_20_Link">producer</text:a>, &amp;<text:a xlink:type="simple" xlink:href="http://localhost:8080/source/xref/multi-l/frameworks/native/services/surfaceflinger/Layer.cpp#consumer" text:style-name="Internet_20_link" text:visited-style-name="Visited_20_Internet_20_Link">consumer</text:a>);</text:p>
      <text:p text:style-name="P22"><text:s text:c="17"/><text:span text:style-name="T13">1.</text:span><text:a xlink:type="simple" xlink:href="http://localhost:8080/source/s?defs=createGraphicBufferAlloc&amp;project=multi-l" text:style-name="Internet_20_link" text:visited-style-name="Visited_20_Internet_20_Link">createGraphicBufferAlloc</text:a></text:p>
      <text:p text:style-name="P22"><text:tab/><text:tab/><text:tab/><text:span text:style-name="T13">2.</text:span><text:bookmark text:name="createGraphicBuffer"/><text:a xlink:type="simple" xlink:href="http://localhost:8080/source/s?refs=createGraphicBuffer&amp;project=multi-l" text:style-name="Internet_20_link" text:visited-style-name="Visited_20_Internet_20_Link">createGraphicBuffer</text:a></text:p>
      <text:p text:style-name="P23"><text:tab/><text:tab/><text:tab/><text:span text:style-name="T13">Get a </text:span><text:a xlink:type="simple" xlink:href="http://localhost:8080/source/s?refs=GraphicBuffer&amp;project=multi-l" text:style-name="Internet_20_link" text:visited-style-name="Visited_20_Internet_20_Link">GraphicBuffer</text:a>-<text:span text:style-name="T15">&gt;GraphicBufferAllocator</text:span></text:p>
      <text:p text:style-name="P23"><text:span text:style-name="T13">Get a </text:span><text:a xlink:type="simple" xlink:href="http://localhost:8080/source/s?defs=GRALLOC_HARDWARE_MODULE_ID&amp;project=multi-l" text:style-name="Internet_20_link" text:visited-style-name="Visited_20_Internet_20_Link">GRALLOC_HARDWARE_MODULE_ID</text:a></text:p>
      <text:p text:style-name="P24"/>
      <text:p text:style-name="Preformatted_20_Text"/>
      <text:p text:style-name="Preformatted_20_Text"><text:s text:c="4"/><text:a xlink:type="simple" xlink:href="http://localhost:8080/source/s?defs=mProducer&amp;project=multi-l" text:style-name="Internet_20_link" text:visited-style-name="Visited_20_Internet_20_Link">mProducer</text:a> = <text:span text:style-name="T14">new</text:span> <text:a xlink:type="simple" xlink:href="http://localhost:8080/source/s?defs=MonitoredProducer&amp;project=multi-l" text:style-name="Internet_20_link" text:visited-style-name="Visited_20_Internet_20_Link">MonitoredProducer</text:a>(<text:a xlink:type="simple" xlink:href="http://localhost:8080/source/xref/multi-l/frameworks/native/services/surfaceflinger/Layer.cpp#producer" text:style-name="Internet_20_link" text:visited-style-name="Visited_20_Internet_20_Link">producer</text:a>, <text:a xlink:type="simple" xlink:href="http://localhost:8080/source/s?defs=mFlinger&amp;project=multi-l" text:style-name="Internet_20_link" text:visited-style-name="Visited_20_Internet_20_Link">mFlinger</text:a>);</text:p>
      <text:p text:style-name="Preformatted_20_Text"><text:s text:c="4"/><text:a xlink:type="simple" xlink:href="http://localhost:8080/source/s?defs=mSurfaceFlingerConsumer&amp;project=multi-l" text:style-name="Internet_20_link" text:visited-style-name="Visited_20_Internet_20_Link">mSurfaceFlingerConsumer</text:a> = <text:span text:style-name="T14">new</text:span> <text:a xlink:type="simple" xlink:href="http://localhost:8080/source/s?defs=SurfaceFlingerConsumer&amp;project=multi-l" text:style-name="Internet_20_link" text:visited-style-name="Visited_20_Internet_20_Link">SurfaceFlingerConsumer</text:a>(<text:a xlink:type="simple" xlink:href="http://localhost:8080/source/xref/multi-l/frameworks/native/services/surfaceflinger/Layer.cpp#consumer" text:style-name="Internet_20_link" text:visited-style-name="Visited_20_Internet_20_Link">consumer</text:a>, <text:a xlink:type="simple" xlink:href="http://localhost:8080/source/s?defs=mTextureName&amp;project=multi-l" text:style-name="Internet_20_link" text:visited-style-name="Visited_20_Internet_20_Link">mTextureName</text:a>);</text:p>
      <text:p text:style-name="Preformatted_20_Text"><text:s text:c="4"/><text:a xlink:type="simple" xlink:href="http://localhost:8080/source/s?defs=mSurfaceFlingerConsumer&amp;project=multi-l" text:style-name="Internet_20_link" text:visited-style-name="Visited_20_Internet_20_Link">mSurfaceFlingerConsumer</text:a>-&gt;<text:a xlink:type="simple" xlink:href="http://localhost:8080/source/s?defs=setConsumerUsageBits&amp;project=multi-l" text:style-name="Internet_20_link" text:visited-style-name="Visited_20_Internet_20_Link">setConsumerUsageBits</text:a>(<text:a xlink:type="simple" xlink:href="http://localhost:8080/source/xref/multi-l/frameworks/native/services/surfaceflinger/Layer.cpp#getEffectiveUsage" text:style-name="Internet_20_link" text:visited-style-name="Visited_20_Internet_20_Link">getEffectiveUsage</text:a>(0));</text:p>
      <text:p text:style-name="Preformatted_20_Text"><text:s text:c="4"/><text:a xlink:type="simple" xlink:href="http://localhost:8080/source/s?defs=mSurfaceFlingerConsumer&amp;project=multi-l" text:style-name="Internet_20_link" text:visited-style-name="Visited_20_Internet_20_Link">mSurfaceFlingerConsumer</text:a>-&gt;<text:a xlink:type="simple" xlink:href="http://localhost:8080/source/s?defs=setContentsChangedListener&amp;project=multi-l" text:style-name="Internet_20_link" text:visited-style-name="Visited_20_Internet_20_Link">setContentsChangedListener</text:a>(<text:span text:style-name="T14">this</text:span>);</text:p>
      <text:p text:style-name="Preformatted_20_Text"><text:s text:c="4"/><text:a xlink:type="simple" xlink:href="http://localhost:8080/source/s?defs=mSurfaceFlingerConsumer&amp;project=multi-l" text:style-name="Internet_20_link" text:visited-style-name="Visited_20_Internet_20_Link">mSurfaceFlingerConsumer</text:a>-&gt;<text:a xlink:type="simple" xlink:href="http://localhost:8080/source/s?defs=setName&amp;project=multi-l" text:style-name="Internet_20_link" text:visited-style-name="Visited_20_Internet_20_Link">setName</text:a>(<text:a xlink:type="simple" xlink:href="http://localhost:8080/source/s?defs=mName&amp;project=multi-l" text:style-name="Internet_20_link" text:visited-style-name="Visited_20_Internet_20_Link">mName</text:a>);</text:p>
      <text:p text:style-name="P21"/>
      <text:p text:style-name="Preformatted_20_Text"><text:s text:c="4"/><text:a xlink:type="simple" xlink:href="http://localhost:8080/source/s?defs=mSurfaceFlingerConsumer&amp;project=multi-l" text:style-name="Internet_20_link" text:visited-style-name="Visited_20_Internet_20_Link">mSurfaceFlingerConsumer</text:a>-&gt;<text:a xlink:type="simple" xlink:href="http://localhost:8080/source/s?defs=setDefaultMaxBufferCount&amp;project=multi-l" text:style-name="Internet_20_link" text:visited-style-name="Visited_20_Internet_20_Link">setDefaultMaxBufferCount</text:a>(3);</text:p>
      <text:p text:style-name="Preformatted_20_Text"><text:s text:c="4"/><text:span text:style-name="T14">const</text:span> <text:a xlink:type="simple" xlink:href="http://localhost:8080/source/s?defs=sp&amp;project=multi-l" text:style-name="Internet_20_link" text:visited-style-name="Visited_20_Internet_20_Link">sp</text:a>&lt;<text:span text:style-name="T14">const</text:span> <text:a xlink:type="simple" xlink:href="http://localhost:8080/source/s?defs=DisplayDevice&amp;project=multi-l" text:style-name="Internet_20_link" text:visited-style-name="Visited_20_Internet_20_Link">DisplayDevice</text:a>&gt; <text:a xlink:type="simple" xlink:href="http://localhost:8080/source/s?defs=hw&amp;project=multi-l" text:style-name="Internet_20_link" text:visited-style-name="Visited_20_Internet_20_Link">hw</text:a>(<text:a xlink:type="simple" xlink:href="http://localhost:8080/source/s?defs=mFlinger&amp;project=multi-l" text:style-name="Internet_20_link" text:visited-style-name="Visited_20_Internet_20_Link">mFlinger</text:a>-&gt;<text:a xlink:type="simple" xlink:href="http://localhost:8080/source/s?defs=getDefaultDisplayDevice&amp;project=multi-l" text:style-name="Internet_20_link" text:visited-style-name="Visited_20_Internet_20_Link">getDefaultDisplayDevice</text:a>());</text:p>
      <text:p text:style-name="Preformatted_20_Text"><text:s text:c="4"/><text:a xlink:type="simple" xlink:href="http://localhost:8080/source/xref/multi-l/frameworks/native/services/surfaceflinger/Layer.cpp#updateTransformHint" text:style-name="Internet_20_link" text:visited-style-name="Visited_20_Internet_20_Link">updateTransformHint</text:a>(<text:a xlink:type="simple" xlink:href="http://localhost:8080/source/s?defs=hw&amp;project=multi-l" text:style-name="Internet_20_link" text:visited-style-name="Visited_20_Internet_20_Link">hw</text:a>);</text:p>
      <text:p text:style-name="P22">}</text:p>
      <text:p text:style-name="P19"><text:a xlink:type="simple" xlink:href="http://localhost:8080/source/s?defs=createBufferQueue&amp;project=multi-l" text:style-name="Internet_20_link" text:visited-style-name="Visited_20_Internet_20_Link">createBufferQueue</text:a></text:p>
      <text:p text:style-name="P19"/>
      <text:p text:style-name="P19"/>
      <text:p text:style-name="P14"/>
      <text:p text:style-name="P14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7:04:00.475042578</meta:creation-date>
    <dc:date>2016-07-25T14:44:05.485443986</dc:date>
    <meta:editing-duration>P2DT22H35M51S</meta:editing-duration>
    <meta:editing-cycles>27</meta:editing-cycles>
    <meta:generator>LibreOffice/5.0.6.2$Linux_X86_64 LibreOffice_project/00m0$Build-2</meta:generator>
    <meta:document-statistic meta:table-count="0" meta:image-count="0" meta:object-count="0" meta:page-count="3" meta:paragraph-count="93" meta:word-count="1236" meta:character-count="4044" meta:non-whitespace-character-count="3628"/>
  </office:meta>
</office:document-meta>
</file>